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2" style:family="paragraph" style:parent-style-name="Standard">
      <style:paragraph-properties fo:line-height="150%"/>
      <style:text-properties style:font-name="Times New Roman" officeooo:paragraph-rsid="000867a8"/>
    </style:style>
    <style:style style:name="P13" style:family="paragraph" style:parent-style-name="Standard">
      <style:text-properties style:font-name="Times New Roman" officeooo:paragraph-rsid="000867a8"/>
    </style:style>
    <style:style style:name="P14"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5" style:family="paragraph" style:parent-style-name="Standard">
      <style:paragraph-properties fo:text-align="start" style:justify-single-word="false"/>
      <style:text-properties officeooo:paragraph-rsid="000867a8"/>
    </style:style>
    <style:style style:name="P16" style:family="paragraph" style:parent-style-name="Heading">
      <style:paragraph-properties>
        <style:tab-stops>
          <style:tab-stop style:position="6.6953in" style:type="right" style:leader-style="dotted" style:leader-text="."/>
        </style:tab-stops>
      </style:paragraph-properties>
    </style:style>
    <style:style style:name="P17" style:family="paragraph" style:parent-style-name="Contents_20_2">
      <style:paragraph-properties>
        <style:tab-stops>
          <style:tab-stop style:position="6.4984in" style:type="right" style:leader-style="dotted" style:leader-text="."/>
        </style:tab-stops>
      </style:paragraph-properties>
    </style:style>
    <style:style style:name="P18"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0867a8" officeooo:paragraph-rsid="00187d54" style:font-size-asian="10.5pt" style:font-weight-asian="normal" style:font-size-complex="12pt" style:font-weight-complex="normal"/>
    </style:style>
    <style:style style:name="P19"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0867a8" officeooo:paragraph-rsid="000867a8" style:font-size-asian="10.5pt" style:font-weight-asian="normal" style:font-size-complex="12pt" style:font-weight-complex="normal"/>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17c33e" officeooo:paragraph-rsid="0019c1e5" style:font-size-asian="10.5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style:font-size-asian="12pt" style:font-size-complex="12pt"/>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2d1a3c" officeooo:paragraph-rsid="002d1a3c" style:font-size-asian="10.5pt" style:font-weight-asian="normal" style:font-size-complex="12pt" style:font-weight-complex="normal"/>
    </style:style>
    <style:style style:name="P27" style:family="paragraph" style:parent-style-name="Text_20_body">
      <style:paragraph-properties fo:margin-top="0.1in" fo:margin-bottom="0in" loext:contextual-spacing="false" fo:text-align="justify" style:justify-single-word="false" style:writing-mode="page"/>
      <style:text-properties style:font-name="Times New Roman"/>
    </style:style>
    <style:style style:name="P28"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9" style:family="paragraph" style:parent-style-name="Text_20_body">
      <style:paragraph-properties fo:text-align="justify" style:justify-single-word="false"/>
      <style:text-properties style:font-name="Times New Roman" fo:font-size="12pt" fo:language="ro" fo:country="RO" officeooo:paragraph-rsid="001fd89b" style:font-size-asian="10.5pt" style:font-size-complex="12pt"/>
    </style:style>
    <style:style style:name="P30"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1"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32"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33" style:family="paragraph" style:parent-style-name="Text_20_body">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4" style:family="paragraph" style:parent-style-name="Text_20_body">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5" style:family="paragraph" style:parent-style-name="Text_20_body">
      <style:text-properties style:font-name="Times New Roman" fo:font-size="12pt" fo:language="ro" fo:country="RO" fo:font-weight="normal" officeooo:rsid="00262c49" officeooo:paragraph-rsid="0024e8e3" style:font-name-asian="Noto Sans CJK SC Regular" style:font-size-asian="12pt" style:font-weight-asian="normal" style:font-name-complex="Lohit Devanagari" style:font-size-complex="12pt" style:font-weight-complex="normal"/>
    </style:style>
    <style:style style:name="P36" style:family="paragraph" style:parent-style-name="Text_20_body">
      <style:text-properties style:font-name="Times New Roman" fo:font-size="12pt" fo:language="ro" fo:country="RO" fo:font-weight="normal" officeooo:rsid="0024e8e3" officeooo:paragraph-rsid="0024e8e3" style:font-name-asian="Noto Sans CJK SC Regular" style:font-size-asian="12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9" style:family="paragraph" style:parent-style-name="Text_20_body">
      <style:text-properties style:font-name="Times New Roman" fo:font-size="12pt" fo:font-weight="normal" officeooo:paragraph-rsid="0024766e" style:font-size-asian="12pt" style:font-weight-asian="normal" style:font-size-complex="12pt" style:font-weight-complex="normal"/>
    </style:style>
    <style:style style:name="P40" style:family="paragraph" style:parent-style-name="Text_20_body">
      <style:text-properties style:font-name="Times New Roman" fo:font-size="12pt" fo:font-weight="normal" officeooo:paragraph-rsid="0024e8e3" style:font-size-asian="12pt" style:font-weight-asian="normal" style:font-size-complex="12pt" style:font-weight-complex="normal"/>
    </style:style>
    <style:style style:name="P41" style:family="paragraph" style:parent-style-name="Text_20_body">
      <style:text-properties style:font-name="Times New Roman" fo:font-size="12pt" fo:font-weight="normal" style:font-size-asian="10.5pt" style:font-weight-asian="normal" style:font-size-complex="12pt" style:font-weight-complex="normal"/>
    </style:style>
    <style:style style:name="P42" style:family="paragraph" style:parent-style-name="Text_20_body">
      <style:text-properties style:font-name="Times New Roman" fo:font-size="12pt" officeooo:paragraph-rsid="0024e8e3" style:font-size-asian="12pt" style:font-size-complex="12pt"/>
    </style:style>
    <style:style style:name="P43" style:family="paragraph" style:parent-style-name="Text_20_body">
      <style:text-properties style:font-name="Times New Roman" fo:font-size="12pt" style:font-size-asian="10.5pt" style:font-size-complex="12pt"/>
    </style:style>
    <style:style style:name="P44"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45"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46" style:family="paragraph" style:parent-style-name="Standard">
      <style:paragraph-properties fo:text-align="center" style:justify-single-word="false" fo:break-before="page"/>
      <style:text-properties style:font-name="Times New Roman" fo:font-size="14pt" fo:font-weight="bold" officeooo:paragraph-rsid="000867a8" style:font-size-asian="14pt" style:font-weight-asian="bold" style:font-size-complex="14pt" style:font-weight-complex="bold"/>
    </style:style>
    <style:style style:name="P47" style:family="paragraph" style:parent-style-name="Heading_20_1">
      <style:paragraph-properties fo:margin-top="0.1in" fo:margin-bottom="0in" loext:contextual-spacing="false" fo:text-align="justify" style:justify-single-word="false" fo:break-before="page" style:writing-mode="page"/>
    </style:style>
    <style:style style:name="P48" style:family="paragraph" style:parent-style-name="Heading_20_1">
      <style:paragraph-properties fo:margin-top="0.1in" fo:margin-bottom="0in" loext:contextual-spacing="false" fo:text-align="justify" style:justify-single-word="false" style:writing-mode="page"/>
      <style:text-properties style:font-name="Times New Roman" fo:font-size="28pt" fo:font-weight="bold" officeooo:rsid="000867a8" style:font-name-asian="Noto Sans CJK SC Regular" style:font-size-asian="28pt" style:font-weight-asian="bold" style:font-name-complex="Lohit Devanagari" style:font-size-complex="28pt" style:font-weight-complex="bold"/>
    </style:style>
    <style:style style:name="P4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style:style>
    <style:style style:name="P5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51"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2" style:family="paragraph" style:parent-style-name="Heading_20_2">
      <style:text-properties style:font-name="Times New Roman"/>
    </style:style>
    <style:style style:name="P53" style:family="paragraph" style:parent-style-name="Heading_20_2">
      <style:paragraph-properties fo:text-align="justify" style:justify-single-word="false"/>
      <style:text-properties style:font-name="Times New Roman" fo:font-size="24pt" style:font-size-asian="24pt" style:font-size-complex="24pt"/>
    </style:style>
    <style:style style:name="P54"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4619"/>
    </style:style>
    <style:style style:name="T6" style:family="text">
      <style:text-properties officeooo:rsid="000b818b"/>
    </style:style>
    <style:style style:name="T7" style:family="text">
      <style:text-properties officeooo:rsid="000b818b" style:font-size-asian="10.5pt"/>
    </style:style>
    <style:style style:name="T8" style:family="text">
      <style:text-properties officeooo:rsid="000f73bb"/>
    </style:style>
    <style:style style:name="T9" style:family="text">
      <style:text-properties officeooo:rsid="0014b6fb"/>
    </style:style>
    <style:style style:name="T10" style:family="text">
      <style:text-properties officeooo:rsid="00169f78"/>
    </style:style>
    <style:style style:name="T11" style:family="text">
      <style:text-properties officeooo:rsid="0019c1e5"/>
    </style:style>
    <style:style style:name="T12" style:family="text">
      <style:text-properties fo:font-size="12pt" fo:font-weight="normal" officeooo:rsid="0017c33e" style:font-size-asian="10.5pt" style:font-weight-asian="normal" style:font-size-complex="12pt" style:font-weight-complex="normal"/>
    </style:style>
    <style:style style:name="T13" style:family="text">
      <style:text-properties fo:font-size="12pt" fo:font-weight="normal" officeooo:rsid="0018e7f7" style:font-size-asian="10.5pt" style:font-weight-asian="normal" style:font-size-complex="12pt" style:font-weight-complex="normal"/>
    </style:style>
    <style:style style:name="T14" style:family="text">
      <style:text-properties fo:font-size="12pt" fo:font-weight="normal" officeooo:rsid="0019c1e5" style:font-size-asian="10.5pt" style:font-weight-asian="normal" style:font-size-complex="12pt" style:font-weight-complex="normal"/>
    </style:style>
    <style:style style:name="T15" style:family="text">
      <style:text-properties officeooo:rsid="001d2725"/>
    </style:style>
    <style:style style:name="T16" style:family="text">
      <style:text-properties officeooo:rsid="001fd89b"/>
    </style:style>
    <style:style style:name="T17" style:family="text">
      <style:text-properties officeooo:rsid="002cc767" fo:background-color="#fff200" loext:char-shading-value="0"/>
    </style:style>
    <style:style style:name="T18" style:family="text">
      <style:text-properties style:font-name-asian="Noto Sans CJK SC Regular" style:font-name-complex="Lohit Devanagari"/>
    </style:style>
    <style:style style:name="T19" style:family="text">
      <style:text-properties officeooo:rsid="000867a8" style:font-name-asian="Noto Sans CJK SC Regular" style:font-name-complex="Lohit Devanagari"/>
    </style:style>
    <style:style style:name="T20" style:family="text">
      <style:text-properties officeooo:rsid="0021f3d2" style:font-name-asian="Noto Sans CJK SC Regular" style:font-name-complex="Lohit Devanagari"/>
    </style:style>
    <style:style style:name="T21" style:family="text">
      <style:text-properties officeooo:rsid="0023415e" style:font-name-asian="Noto Sans CJK SC Regular" style:font-name-complex="Lohit Devanagari"/>
    </style:style>
    <style:style style:name="T22" style:family="text">
      <style:text-properties officeooo:rsid="002352e0" style:font-name-asian="Noto Sans CJK SC Regular" style:font-name-complex="Lohit Devanagari"/>
    </style:style>
    <style:style style:name="T23" style:family="text">
      <style:text-properties officeooo:rsid="002c8fa1" style:font-name-asian="Noto Sans CJK SC Regular" style:font-name-complex="Lohit Devanagari"/>
    </style:style>
    <style:style style:name="T24" style:family="text">
      <style:text-properties officeooo:rsid="002cc767" style:font-name-asian="Noto Sans CJK SC Regular" style:font-name-complex="Lohit Devanagari"/>
    </style:style>
    <style:style style:name="T25" style:family="text">
      <style:text-properties officeooo:rsid="002d1a3c" style:font-name-asian="Noto Sans CJK SC Regular" style:font-name-complex="Lohit Devanagari"/>
    </style:style>
    <style:style style:name="T26" style:family="text">
      <style:text-properties officeooo:rsid="002e9793" style:font-name-asian="Noto Sans CJK SC Regular" style:font-name-complex="Lohit Devanagari"/>
    </style:style>
    <style:style style:name="T27" style:family="text">
      <style:text-properties fo:font-style="italic" officeooo:rsid="002d1a3c" style:font-name-asian="Noto Sans CJK SC Regular" style:font-style-asian="italic" style:font-name-complex="Lohit Devanagari" style:font-style-complex="italic"/>
    </style:style>
    <style:style style:name="T28" style:family="text">
      <style:text-properties fo:font-style="normal" officeooo:rsid="002d1a3c" style:font-name-asian="Noto Sans CJK SC Regular" style:font-style-asian="normal" style:font-name-complex="Lohit Devanagari" style:font-style-complex="normal"/>
    </style:style>
    <style:style style:name="T29" style:family="text">
      <style:text-properties fo:font-style="normal" officeooo:rsid="002e9793" style:font-name-asian="Noto Sans CJK SC Regular" style:font-style-asian="normal" style:font-name-complex="Lohit Devanagari" style:font-style-complex="normal"/>
    </style:style>
    <style:style style:name="T30"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31" style:family="text">
      <style:text-properties fo:language="ro" fo:country="RO" style:font-name-asian="Noto Sans CJK SC Regular" style:font-name-complex="Lohit Devanagari"/>
    </style:style>
    <style:style style:name="T32" style:family="text">
      <style:text-properties fo:language="ro" fo:country="RO" officeooo:rsid="000867a8" style:font-name-asian="Noto Sans CJK SC Regular" style:font-name-complex="Lohit Devanagari"/>
    </style:style>
    <style:style style:name="T33" style:family="text">
      <style:text-properties fo:language="ro" fo:country="RO" officeooo:rsid="002352e0" style:font-name-asian="Noto Sans CJK SC Regular" style:font-name-complex="Lohit Devanagari"/>
    </style:style>
    <style:style style:name="T34" style:family="text">
      <style:text-properties fo:language="ro" fo:country="RO" officeooo:rsid="0024766e" style:font-name-asian="Noto Sans CJK SC Regular" style:font-name-complex="Lohit Devanagari"/>
    </style:style>
    <style:style style:name="T35" style:family="text">
      <style:text-properties fo:language="ro" fo:country="RO" officeooo:rsid="00262c49" style:font-name-asian="Noto Sans CJK SC Regular" style:font-name-complex="Lohit Devanagari"/>
    </style:style>
    <style:style style:name="T36" style:family="text">
      <style:text-properties fo:language="ro" fo:country="RO" fo:font-weight="normal" officeooo:rsid="0024766e" style:font-name-asian="Noto Sans CJK SC Regular" style:font-weight-asian="normal" style:font-name-complex="Lohit Devanagari" style:font-weight-complex="normal"/>
    </style:style>
    <style:style style:name="T37" style:family="text">
      <style:text-properties fo:language="ro" fo:country="RO" fo:font-weight="normal" officeooo:rsid="0024e8e3" style:font-name-asian="Noto Sans CJK SC Regular" style:font-weight-asian="normal" style:font-name-complex="Lohit Devanagari" style:font-weight-complex="normal"/>
    </style:style>
    <style:style style:name="T38" style:family="text">
      <style:text-properties fo:language="ro" fo:country="RO" fo:font-weight="normal" officeooo:rsid="00262c49" style:font-name-asian="Noto Sans CJK SC Regular" style:font-weight-asian="normal" style:font-name-complex="Lohit Devanagari" style:font-weight-complex="normal"/>
    </style:style>
    <style:style style:name="T39" style:family="text">
      <style:text-properties fo:language="ro" fo:country="RO" fo:font-weight="normal" officeooo:rsid="00280bd9" style:font-name-asian="Noto Sans CJK SC Regular" style:font-weight-asian="normal" style:font-name-complex="Lohit Devanagari" style:font-weight-complex="normal"/>
    </style:style>
    <style:style style:name="T40" style:family="text">
      <style:text-properties fo:language="ro" fo:country="RO" fo:font-weight="normal" officeooo:rsid="000867a8" style:font-name-asian="Noto Sans CJK SC Regular" style:font-weight-asian="normal" style:font-name-complex="Lohit Devanagari" style:font-weight-complex="normal"/>
    </style:style>
    <style:style style:name="T41"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42"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6"/>
      <text:p text:style-name="P14"/>
      <text:p text:style-name="P14"/>
      <text:p text:style-name="P6"/>
      <text:p text:style-name="P6"/>
      <text:p text:style-name="P11">LUCRARE DE DIZERTAŢIE</text:p>
      <text:p text:style-name="P8"/>
      <text:p text:style-name="P45">UTILIZAREA ALGORITMILOR DE SUMARIZARE AUTOMATĂ ÎNTR-O APLICAŢIE DE PREZENTARE A ŞTIRILOR</text:p>
      <text:p text:style-name="P9"/>
      <text:p text:style-name="P7"/>
      <text:p text:style-name="P7"/>
      <text:p text:style-name="P7"/>
      <text:p text:style-name="P6"/>
      <text:p text:style-name="P6"/>
      <text:p text:style-name="P6"/>
      <text:p text:style-name="P6"/>
      <text:p text:style-name="P12"><text:span text:style-name="T1">Coordonator ştiinţific: <text:tab/><text:tab/><text:tab/><text:tab/><text:tab/><text:tab/><text:tab/>Autor</text:span><text:span text:style-name="T4">:</text:span></text:p>
      <text:p text:style-name="P12"><text:span text:style-name="T2">Conf. </text:span><text:span text:style-name="T3">D</text:span><text:span text:style-name="T2">r. Popescu Marius</text:span><text:span text:style-name="T1"> <text:tab/><text:tab/><text:tab/><text:tab/><text:tab/></text:span><text:span text:style-name="T2">Făşie Ilie Mădălin</text:span></text:p>
      <text:p text:style-name="P12"/>
      <text:p text:style-name="P13"/>
      <text:p text:style-name="P13"/>
      <text:p text:style-name="P13"/>
      <text:p text:style-name="P13"/>
      <text:p text:style-name="P44">BUCUREŞTI</text:p>
      <text:p text:style-name="P46"/>
      <text:p text:style-name="P10">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6"><text:a xlink:type="simple" xlink:href="#__RefHeading___Toc109_4293233207" text:style-name="Index_20_Link" text:visited-style-name="Index_20_Link">1. Introducere<text:tab/>6</text:a></text:p>
          <text:p text:style-name="P16"><text:a xlink:type="simple" xlink:href="#__RefHeading___Toc215_4293233207" text:style-name="Index_20_Link" text:visited-style-name="Index_20_Link">2. Tehnologii utilizate<text:tab/>7</text:a></text:p>
          <text:p text:style-name="P17"><text:a xlink:type="simple" xlink:href="#__RefHeading___Toc313_4293233207" text:style-name="Index_20_Link" text:visited-style-name="Index_20_Link"><text:s/>2.1. Python<text:tab/>7</text:a></text:p>
          <text:p text:style-name="P17"><text:a xlink:type="simple" xlink:href="#__RefHeading___Toc315_4293233207" text:style-name="Index_20_Link" text:visited-style-name="Index_20_Link"><text:s/>2.2. Django<text:tab/>7</text:a></text:p>
          <text:p text:style-name="P17"><text:a xlink:type="simple" xlink:href="#__RefHeading___Toc317_4293233207" text:style-name="Index_20_Link" text:visited-style-name="Index_20_Link"><text:s/>2.3. HTML şi CSS<text:tab/>8</text:a></text:p>
          <text:p text:style-name="P17"><text:a xlink:type="simple" xlink:href="#__RefHeading___Toc319_4293233207" text:style-name="Index_20_Link" text:visited-style-name="Index_20_Link"><text:s/>2.4. JavaScript<text:tab/>8</text:a></text:p>
          <text:p text:style-name="P16"><text:a xlink:type="simple" xlink:href="#__RefHeading___Toc217_4293233207" text:style-name="Index_20_Link" text:visited-style-name="Index_20_Link">3. Deschiderea aplicaţiei<text:tab/>10</text:a></text:p>
          <text:p text:style-name="P16"><text:a xlink:type="simple" xlink:href="#__RefHeading___Toc219_4293233207" text:style-name="Index_20_Link" text:visited-style-name="Index_20_Link">4. Arhitectura aplicaţiei<text:tab/>10</text:a></text:p>
          <text:p text:style-name="P16"><text:a xlink:type="simple" xlink:href="#__RefHeading___Toc221_4293233207" text:style-name="Index_20_Link" text:visited-style-name="Index_20_Link">5. Îmbunătăţiri ulterioare<text:tab/>10</text:a></text:p>
          <text:p text:style-name="P16"><text:a xlink:type="simple" xlink:href="#__RefHeading___Toc223_4293233207" text:style-name="Index_20_Link" text:visited-style-name="Index_20_Link">6. Concluzii<text:tab/>1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text:p>
      <text:h text:style-name="P47" text:outline-level="1"/>
      <text:h text:style-name="P48" text:outline-level="1"><text:bookmark-start text:name="__RefHeading___Toc109_4293233207"/>1. Introducere<text:bookmark-end text:name="__RefHeading___Toc109_4293233207"/></text:h>
      <text:p text:style-name="P27"/>
      <text:p text:style-name="P20"><text:tab/><text:span text:style-name="T5">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21"><text:tab/><text:span text:style-name="T6">Având toate aceste informaţii şi servicii la numai un click </text:span><text:span text:style-name="T7">distanţă</text:span><text:span text:style-name="T6">,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21"><text:tab/><text:span text:style-name="T8">Prezenta lucrare îşi propune să trateze această problemă şi oferă o modalitate de agregare a articolelor diferitelor publicaţii de ştiri pe care, mai apoi, le sumarizează în trei paragrafe păstrând astfel doar esenţa textului.</text:span></text:p>
      <text:p text:style-name="P22"><text:tab/><text:span text:style-name="T9">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2"><text:tab/><text:span text:style-name="T10">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3"><text:tab/><text:span text:style-name="T11">C</text:span><text:span text:style-name="T12">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23"><text:span text:style-name="T12"><text:tab/></text:span><text:span text:style-name="T14">Î</text:span><text:span text:style-name="T13">n capitolul cinci va fi rezervat prezentării îmbunătăţirilor </text:span><text:span text:style-name="T14">care nu au putut fi prezente în varianta aceasta a aplicaţiei, dar pe care le vom adăuga în versiuni viitoare ale acesteia.</text:span></text:p>
      <text:p text:style-name="P24"/>
      <text:p text:style-name="P24"/>
      <text:p text:style-name="P18"/>
      <text:p text:style-name="P19"/>
      <text:p text:style-name="P19"/>
      <text:p text:style-name="P19"><text:soft-page-break/></text:p>
      <text:h text:style-name="P49" text:outline-level="1"/>
      <text:h text:style-name="P50" text:outline-level="1"><text:bookmark-start text:name="__RefHeading___Toc215_4293233207"/>2. Tehnologii utilizate<text:bookmark-end text:name="__RefHeading___Toc215_4293233207"/></text:h>
      <text:h text:style-name="P53" text:outline-level="2"><text:bookmark-start text:name="__RefHeading___Toc313_4293233207"/><text:s text:c="6"/>2.1. Python<text:bookmark-end text:name="__RefHeading___Toc313_4293233207"/></text:h>
      <text:p text:style-name="P28"/>
      <text:p text:style-name="P28"><text:tab/><text:span text:style-name="T15">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30"><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1"><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p text:style-name="P29"><text:span text:style-name="T16"><text:tab/></text:span><text:span text:style-name="T17">TODO: Scipy, nltk şi alte librării importante</text:span></text:p>
      <text:h text:style-name="P54" text:outline-level="2"><text:bookmark-start text:name="__RefHeading___Toc315_4293233207"/><text:tab/>2.2. Django<text:bookmark-end text:name="__RefHeading___Toc315_4293233207"/></text:h>
      <text:p text:style-name="P32"/>
      <text:p text:style-name="P37"><text:span text:style-name="T19"><text:tab/></text:span><text:span text:style-name="T20">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38"><text:span text:style-name="T20"><text:tab/></text:span><text:span text:style-name="T18">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1">(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38"><text:soft-page-break/><text:span text:style-name="T21"><text:tab/>Câteva </text:span><text:span text:style-name="T22">site-uri</text:span><text:span text:style-name="T21"> cunoscute dezvoltate cu Django sunt: Mozilla, Instagram, Bitbucket, The Washington Times, Dropbox şi multe altele.</text:span></text:p>
      <text:p text:style-name="P38"><text:span text:style-name="T21"><text:tab/></text:span><text:span text:style-name="T23">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4">Pentru a evita orice fel de confuzie, pe parcursul lucrării, prin „aplicaţie” ne vom referi la întregul proiect, urmând să fie specificate explicit cazurile în care ne referim la o aplicaţie Django.</text:span></text:p>
      <text:p text:style-name="P38"><text:span text:style-name="T24"><text:tab/></text:span><text:span text:style-name="T25">Pentru a facilita dezvoltarea de aplicaţii web dinamice, Django include propriul său limbaj de template. Acest limbaj poate fi inclus în documentele HTML ale aplicaţiei şi permite utilizarea instrucţiunilor </text:span><text:span text:style-name="T26">specifice unui limbaj de programare precum</text:span><text:span text:style-name="T25"> </text:span><text:span text:style-name="T27">if-else, for, while</text:span><text:span text:style-name="T28"> etc sau de a prezenta informaţi</text:span><text:span text:style-name="T29">le</text:span><text:span text:style-name="T28"> trimise de către server. Mai mult, folosind acest limbaj, este posibilă extinderea fişierelor </text:span><text:span text:style-name="T29">HTML </text:span><text:span text:style-name="T28">sau includerea acestora în fişierul curent, astfel facilitând reutilizarea codului şi </text:span><text:span text:style-name="T29">asigurând o consistenţă sporită a aplicaţiei.</text:span></text:p>
      <text:p text:style-name="P38"><text:span text:style-name="T25"><text:tab/></text:span><text:span text:style-name="T26">Un alt supliment oferit de Django este propriul ORM (Object-Relational Mapping) care <text:s/>uşurează foarte mult lucrul cu baza de date în aplicaţie.</text:span></text:p>
      <text:h text:style-name="P52" text:outline-level="2"><text:bookmark-start text:name="__RefHeading___Toc317_4293233207"/><text:tab/><text:span text:style-name="T30">2.3. HTML şi CSS</text:span><text:bookmark-end text:name="__RefHeading___Toc317_4293233207"/></text:h>
      <text:p text:style-name="P33"><text:tab/></text:p>
      <text:p text:style-name="P39"><text:span text:style-name="T32"><text:tab/></text:span><text:span text:style-name="T33">Bineînţeles, o aplicaţie web nu ar fi posibilă fără HTML şi CSS. Aceste două standarde, împreună cu JavaScript, alcătuiesc </text:span><text:span text:style-name="T34">stau la </text:span><text:span text:style-name="T33">baza a tot ce</text:span><text:span text:style-name="T34">ea ce</text:span><text:span text:style-name="T33"> vedem pe web </text:span><text:span text:style-name="T35">şi sunt întreţinute de World Wide Web Consortium (W3C)</text:span><text:span text:style-name="T33">. </text:span></text:p>
      <text:p text:style-name="P40"><text:span text:style-name="T33"><text:tab/></text:span><text:span text:style-name="T34">HTML (Hypertext Markup Language) este limbajul standard de creare a paginilor web. Prin intermediul tagurilor şi a atributelor acestora, browserul reuşeste să construiască pagina cerută. </text:span></text:p>
      <text:p text:style-name="P42"><text:span text:style-name="T36"><text:tab/></text:span><text:span text:style-name="T37">CSS (Cascading Style Sheets) oferă aspectul grafic paginilor web. Deşi este folosit cel mai mult împreună cu HTML, acesta poate fi folosit şi cu orice document XML. </text:span><text:span text:style-name="T38">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42"><text:span text:style-name="T38"><text:tab/></text:span><text:span text:style-name="T39">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52" text:outline-level="2"><text:bookmark-start text:name="__RefHeading___Toc319_4293233207"/><text:soft-page-break/><text:span text:style-name="T39"><text:tab/></text:span><text:span text:style-name="T30">2.4. JavaScript</text:span><text:bookmark-end text:name="__RefHeading___Toc319_4293233207"/></text:h>
      <text:p text:style-name="P41"/>
      <text:p text:style-name="P43"><text:span text:style-name="T40"><text:tab/></text:span><text:span text:style-name="T41">JavaScript este un limbaj de programare, dezvoltat în 1995, care permite crearea de pagini web dinamice. Împreună cu HTML şi CSS, JavaScript completează trioul care alcătuieşte nucleul tehnologiilor W3C. </text:span></text:p>
      <text:p text:style-name="P43"><text:span text:style-name="T41"><text:tab/></text:span><text:span text:style-name="T42">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4"><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p text:style-name="P35"/>
      <text:p text:style-name="P36"/>
      <text:p text:style-name="P36"/>
      <text:p text:style-name="P3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h text:style-name="P51" text:outline-level="1"><text:bookmark-start text:name="__RefHeading___Toc217_4293233207"/>3. Deschiderea aplicaţiei<text:bookmark-end text:name="__RefHeading___Toc217_4293233207"/></text:h>
      <text:h text:style-name="P51" text:outline-level="1"><text:bookmark-start text:name="__RefHeading___Toc219_4293233207"/>4. Arhitectura aplicaţiei<text:bookmark-end text:name="__RefHeading___Toc219_4293233207"/></text:h>
      <text:p text:style-name="P26"><text:span text:style-name="T32">D</text:span><text:span text:style-name="T31">isec o aplicație și ii discut structura (template-uri, static, fiecare fisier python etc)</text:span></text:p>
      <text:h text:style-name="P51" text:outline-level="1"><text:bookmark-start text:name="__RefHeading___Toc221_4293233207"/>5. Îmbunătăţiri ulterioare<text:bookmark-end text:name="__RefHeading___Toc221_4293233207"/></text:h>
      <text:h text:style-name="P51"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10T19:28:58.248757723</dc:date>
    <meta:editing-duration>PT1H33M23S</meta:editing-duration>
    <meta:editing-cycles>13</meta:editing-cycles>
    <meta:document-statistic meta:table-count="0" meta:image-count="0" meta:object-count="0" meta:page-count="8" meta:paragraph-count="57" meta:word-count="1327" meta:character-count="8857" meta:non-whitespace-character-count="7530"/>
  </office:meta>
</office:document-meta>
</file>